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Ubuntu Condensed" svg:font-family="'Ubuntu Condensed'" style:font-pitch="variable"/>
  </office:font-face-decls>
  <office:automatic-styles>
    <style:style style:name="Tablef0bb41503b134f3ebc94f7d116d73620_28__3a_1_29_" style:display-name="Tablef0bb41503b134f3ebc94f7d116d73620(:1)" style:family="table">
      <style:table-properties style:width="17.59cm" style:rel-width="100%" fo:margin-left="0cm" fo:margin-top="0.3cm" fo:margin-bottom="0cm" table:align="left" table:table-align="left"/>
    </style:style>
    <style:style style:name="Tablef0bb41503b134f3ebc94f7d116d73620_28__3a_1_29_.A" style:display-name="Tablef0bb41503b134f3ebc94f7d116d73620(:1).A" style:family="table-column">
      <style:table-column-properties style:column-width="4.69cm" style:rel-column-width="17475*"/>
    </style:style>
    <style:style style:name="Tablef0bb41503b134f3ebc94f7d116d73620_28__3a_1_29_.B" style:display-name="Tablef0bb41503b134f3ebc94f7d116d73620(:1).B" style:family="table-column">
      <style:table-column-properties style:column-width="12.899cm" style:rel-column-width="48058*"/>
    </style:style>
    <style:style style:name="Tablef0bb41503b134f3ebc94f7d116d73620_28__3a_1_29_.A1" style:display-name="Tablef0bb41503b134f3ebc94f7d116d73620(:1).A1" style:family="table-cell">
      <style:table-cell-properties style:vertical-align="middle" fo:padding="0.101cm" fo:border="0.05pt solid #000000"/>
    </style:style>
    <style:style style:name="Table7e8e27d1d6f8410a95bfb980ef911fa7_28_1_3a__29_" style:display-name="Table7e8e27d1d6f8410a95bfb980ef911fa7(1:)" style:family="table">
      <style:table-properties style:width="17.59cm" style:rel-width="100%" fo:margin-left="0cm" fo:margin-top="0cm" fo:margin-bottom="0.3cm" table:align="left" fo:keep-with-next="always" table:table-align="left"/>
    </style:style>
    <style:style style:name="Table7e8e27d1d6f8410a95bfb980ef911fa7_28_1_3a__29_.A" style:display-name="Table7e8e27d1d6f8410a95bfb980ef911fa7(1:).A" style:family="table-column">
      <style:table-column-properties style:column-width="4.69cm" style:rel-column-width="17475*"/>
    </style:style>
    <style:style style:name="Table7e8e27d1d6f8410a95bfb980ef911fa7_28_1_3a__29_.B" style:display-name="Table7e8e27d1d6f8410a95bfb980ef911fa7(1:).B" style:family="table-column">
      <style:table-column-properties style:column-width="12.899cm" style:rel-column-width="48058*"/>
    </style:style>
    <style:style style:name="Table7e8e27d1d6f8410a95bfb980ef911fa7_28_1_3a__29_.A1" style:display-name="Table7e8e27d1d6f8410a95bfb980ef911fa7(1:).A1" style:family="table-cell">
      <style:table-cell-properties style:vertical-align="middle" fo:padding="0.101cm" fo:border="0.05pt solid #000000"/>
    </style:style>
    <style:style style:name="Table904a4dd6d84e4e75b6d1b5f2cd0513b0" style:family="table">
      <style:table-properties style:width="17.59cm" style:rel-width="100%" fo:margin-left="0cm" fo:margin-top="0.3cm" fo:margin-bottom="0.3cm" table:align="left" table:table-align="left"/>
    </style:style>
    <style:style style:name="Table904a4dd6d84e4e75b6d1b5f2cd0513b0.A" style:family="table-column">
      <style:table-column-properties style:column-width="8.795cm" style:rel-column-width="32767*"/>
    </style:style>
    <style:style style:name="Table904a4dd6d84e4e75b6d1b5f2cd0513b0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1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3079476108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RYS1pod"><text:span text:style-name="RYS2pod">Hello.</text:span></text:p>
      <text:p text:style-name="Standard">TEST KWN #2</text:p>
      <text:p text:style-name="RYS3pod">This line generates a style that must not be reused</text:p>
      <text:p text:style-name="RYS1pod">KWN</text:p>
      <text:p text:style-name="Standard">TEST KWN<text:line-break/>#3</text:p>
      <text:p text:style-name="ParaKWN"><text:soft-page-break/>TEST KWN #3</text:p>
      <text:list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f0bb41503b134f3ebc94f7d116d73620(:1)" table:style-name="Tablef0bb41503b134f3ebc94f7d116d73620_28__3a_1_29_">
        <table:table-column table:style-name="Tablef0bb41503b134f3ebc94f7d116d73620_28__3a_1_29_.A"/>
        <table:table-column table:style-name="Tablef0bb41503b134f3ebc94f7d116d73620_28__3a_1_29_.B"/>
        <table:table-row>
          <table:table-cell table:style-name="Tablef0bb41503b134f3ebc94f7d116d73620_28__3a_1_29_.A1" office:value-type="string">
            <text:p text:style-name="Table_20_cell">Aaa</text:p>
          </table:table-cell>
          <table:table-cell table:style-name="Tablef0bb41503b134f3ebc94f7d116d73620_28__3a_1_29_.A1" office:value-type="string">
            <text:p text:style-name="Table_20_cell">Bbb</text:p>
          </table:table-cell>
        </table:table-row>
      </table:table>
      <table:table table:name="Table7e8e27d1d6f8410a95bfb980ef911fa7(1:)" table:style-name="Table7e8e27d1d6f8410a95bfb980ef911fa7_28_1_3a__29_">
        <table:table-column table:style-name="Table7e8e27d1d6f8410a95bfb980ef911fa7_28_1_3a__29_.A"/>
        <table:table-column table:style-name="Table7e8e27d1d6f8410a95bfb980ef911fa7_28_1_3a__29_.B"/>
        <table:table-row>
          <table:table-cell table:style-name="Table7e8e27d1d6f8410a95bfb980ef911fa7_28_1_3a__29_.A1" office:value-type="string">
            <text:p text:style-name="Table_20_cell">A a</text:p>
          </table:table-cell>
          <table:table-cell table:style-name="Table7e8e27d1d6f8410a95bfb980ef911fa7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904a4dd6d84e4e75b6d1b5f2cd0513b0" table:style-name="Table904a4dd6d84e4e75b6d1b5f2cd0513b0">
        <table:table-column table:style-name="Table904a4dd6d84e4e75b6d1b5f2cd0513b0.A" table:number-columns-repeated="2"/>
        <table:table-row>
          <table:table-cell table:style-name="Table904a4dd6d84e4e75b6d1b5f2cd0513b0.A1" office:value-type="string">
            <text:p text:style-name="Table_20_cell">A</text:p>
          </table:table-cell>
          <table:table-cell table:style-name="Table904a4dd6d84e4e75b6d1b5f2cd0513b0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RYS1pod" style:family="paragraph" style:parent-style-name="ParaKWN">
      <style:paragraph-properties fo:text-align="justify" style:justify-single-word="false"/>
    </style:style>
    <style:style style:name="RYS3pod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RYS2pod" style:family="text">
      <style:text-properties fo:font-size="10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203cm" text:min-label-width="0.406cm"/>
      </text:list-level-style-number>
      <text:list-level-style-number text:level="2" text:style-name="POD_20_Numbering_20_Symbols" loext:num-list-format="%2%." style:num-suffix="." style:num-format="1">
        <style:list-level-properties text:space-before="1.016cm" text:min-label-width="0.406cm"/>
      </text:list-level-style-number>
      <text:list-level-style-number text:level="3" text:style-name="POD_20_Numbering_20_Symbols" loext:num-list-format="%3%." style:num-suffix="." style:num-format="1">
        <style:list-level-properties text:space-before="1.829cm" text:min-label-width="0.406cm"/>
      </text:list-level-style-number>
      <text:list-level-style-number text:level="4" text:style-name="POD_20_Numbering_20_Symbols" loext:num-list-format="%4%." style:num-suffix="." style:num-format="1">
        <style:list-level-properties text:space-before="2.642cm" text:min-label-width="0.406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loext:num-list-format="%1%" text:bullet-char="•">
        <style:list-level-properties text:space-before="0.203cm" text:min-label-width="0.406cm"/>
      </text:list-level-style-bullet>
      <text:list-level-style-bullet text:level="2" text:style-name="POD_20_Bullet_20_Symbols" loext:num-list-format="%2%" text:bullet-char="◦">
        <style:list-level-properties text:space-before="1.016cm" text:min-label-width="0.406cm"/>
      </text:list-level-style-bullet>
      <text:list-level-style-bullet text:level="3" text:style-name="POD_20_Bullet_20_Symbols" loext:num-list-format="%3%" text:bullet-char="▪">
        <style:list-level-properties text:space-before="1.829cm" text:min-label-width="0.406cm"/>
      </text:list-level-style-bullet>
      <text:list-level-style-bullet text:level="4" text:style-name="POD_20_Bullet_20_Symbols" loext:num-list-format="%4%" text:bullet-char="•">
        <style:list-level-properties text:space-before="2.642cm" text:min-label-width="0.406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Gaetan Delannay</meta:initial-creator>
    <meta:creation-date>2007-08-06T12:09:45</meta:creation-date>
    <dc:date>2025-03-07T16:30:11.425431851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